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f10d0c" draw:marker-start-width="0.279cm" draw:marker-end-width="0.279cm" draw:fill-color="#fef1f1" draw:opacity="100%" draw:textarea-horizontal-align="justify" draw:textarea-vertical-align="middle" draw:auto-grow-height="false" fo:min-height="0.844cm" fo:min-width="3.637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666666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4" style:family="graphic" style:parent-style-name="standard">
      <style:graphic-properties draw:stroke="none" svg:stroke-color="#666666" draw:fill="none" draw:fill-color="#ffffff" draw:auto-grow-height="true" draw:auto-grow-width="false" fo:max-height="0cm" fo:min-height="0.766cm"/>
      <style:paragraph-properties style:writing-mode="lr-tb"/>
    </style:style>
    <style:style style:name="gr5" style:family="graphic" style:parent-style-name="standard">
      <style:graphic-properties draw:stroke="dash" draw:stroke-dash="Dashed_20__28_var_29_" svg:stroke-width="0.035cm" svg:stroke-color="#666666" draw:marker-start-width="0.252cm" draw:marker-end-width="0.252cm" draw:fill-color="#cccccc" draw:opacity="100%" draw:textarea-horizontal-align="justify" draw:textarea-vertical-align="middle" draw:auto-grow-height="false" fo:min-height="1.78cm" fo:min-width="3.557cm" fo:padding-top="0.142cm" fo:padding-bottom="0.142cm" fo:padding-left="0.267cm" fo:padding-right="0.267cm"/>
    </style:style>
    <style:style style:name="gr6" style:family="graphic" style:parent-style-name="standard">
      <style:graphic-properties draw:stroke="dash" draw:stroke-dash="Dashed_20__28_var_29_" svg:stroke-width="0.035cm" svg:stroke-color="#666666" draw:marker-start-width="0.252cm" draw:marker-end-width="0.252cm" draw:fill-color="#dddddd" draw:opacity="100%" draw:textarea-horizontal-align="justify" draw:textarea-vertical-align="middle" draw:auto-grow-height="false" fo:min-height="1.78cm" fo:min-width="3.557cm" fo:padding-top="0.142cm" fo:padding-bottom="0.142cm" fo:padding-left="0.267cm" fo:padding-right="0.267cm"/>
    </style:style>
    <style:style style:name="gr7" style:family="graphic" style:parent-style-name="standard">
      <style:graphic-properties svg:stroke-width="0.053cm" svg:stroke-color="#069a2e" draw:marker-start-width="0.279cm" draw:marker-end-width="0.279cm" draw:fill-color="#eefadc" draw:opacity="100%" draw:textarea-horizontal-align="justify" draw:textarea-vertical-align="middle" draw:auto-grow-height="false" fo:min-height="1.762cm" fo:min-width="3.539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04cm"/>
      <style:paragraph-properties style:writing-mode="lr-tb"/>
    </style:style>
    <style:style style:name="gr9" style:family="graphic" style:parent-style-name="standard">
      <style:graphic-properties svg:stroke-width="0.053cm" svg:stroke-color="#f10d0c" draw:marker-start-width="0.279cm" draw:marker-end-width="0.279cm" draw:fill-color="#ffd7d7" draw:opacity="100%" draw:textarea-horizontal-align="justify" draw:textarea-vertical-align="middle" draw:auto-grow-height="false" fo:min-height="0.74cm" fo:min-width="3.649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47cm"/>
      <style:paragraph-properties style:writing-mode="lr-tb"/>
    </style:style>
    <style:style style:name="gr11" style:family="graphic" style:parent-style-name="standard">
      <style:graphic-properties svg:stroke-width="0.053cm" svg:stroke-color="#666666" draw:marker-start-width="0.279cm" draw:marker-end-width="0.279cm" draw:fill-color="#eeeeee" draw:opacity="100%" draw:textarea-horizontal-align="justify" draw:textarea-vertical-align="middle" draw:auto-grow-height="false" fo:min-height="1.762cm" fo:min-width="3.539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4" style:family="graphic" style:parent-style-name="standard">
      <style:graphic-properties draw:stroke="none" draw:fill="gradient" draw:fill-color="#ffffff" draw:fill-gradient-name="Gradient_20_17" draw:textarea-horizontal-align="justify" draw:textarea-vertical-align="middle" draw:auto-grow-height="false" fo:min-height="0.004cm" fo:min-width="3.564cm"/>
    </style:style>
    <style:style style:name="gr15" style:family="graphic" style:parent-style-name="objectwithoutfill">
      <style:graphic-properties draw:stroke="dash" draw:stroke-dash="Dashed_20__28_var_29_" svg:stroke-width="0.053cm" svg:stroke-color="#f10d0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Dashed_20__28_var_29_" svg:stroke-width="0.053cm" svg:stroke-color="#666666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svg:stroke-width="0.053cm" svg:stroke-color="#f10d0c" draw:marker-start-width="0.279cm" draw:marker-end-width="0.279cm" draw:fill-color="#ffd7d7" draw:opacity="100%" draw:textarea-horizontal-align="justify" draw:textarea-vertical-align="middle" draw:auto-grow-height="false" fo:min-height="1.762cm" fo:min-width="3.539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0" style:family="graphic" style:parent-style-name="standard">
      <style:graphic-properties draw:stroke="solid" svg:stroke-width="0.053cm" svg:stroke-color="#666666" draw:marker-start-width="0.279cm" draw:marker-end-width="0.279cm" draw:fill-color="#f4f4f4" draw:textarea-horizontal-align="justify" draw:textarea-vertical-align="middle" draw:auto-grow-height="false" fo:min-height="0.08cm" fo:min-width="0.337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8d1d75" draw:marker-start-width="0.279cm" draw:marker-end-width="0.279cm" draw:fill-color="#fcedf9" draw:opacity="100%" draw:textarea-horizontal-align="justify" draw:textarea-vertical-align="middle" draw:auto-grow-height="false" fo:min-height="0.365cm" fo:min-width="1.219cm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386cm"/>
      <style:paragraph-properties style:writing-mode="lr-tb"/>
    </style:style>
    <style:style style:name="gr24" style:family="graphic" style:parent-style-name="objectwithoutfill">
      <style:graphic-properties svg:stroke-width="0.018cm" svg:stroke-color="#8d1d75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26" style:family="graphic" style:parent-style-name="objectwithoutfill">
      <style:graphic-properties svg:stroke-width="0.106cm" svg:stroke-color="#666666" draw:marker-start="Arrow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053cm" svg:stroke-color="#cccccc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ef1f1" draw:opacity="100%"/>
      <style:paragraph-properties fo:text-align="center"/>
      <style:text-properties fo:color="#f10d0c" fo:font-size="17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color="#666666" style:font-name="Ubuntu Mono1"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fo:color="#666666" style:font-name="Ubuntu Mono1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-color="#cccccc" draw:opacity="100%"/>
      <style:paragraph-properties fo:text-align="center"/>
      <style:text-properties fo:font-size="17pt" fo:font-weight="bold"/>
    </style:style>
    <style:style style:name="P8" style:family="paragraph">
      <loext:graphic-properties draw:fill-color="#dddddd" draw:opacity="100%"/>
      <style:paragraph-properties fo:text-align="center"/>
      <style:text-properties fo:font-size="17pt" fo:font-weight="bold"/>
    </style:style>
    <style:style style:name="P9" style:family="paragraph">
      <loext:graphic-properties draw:fill-color="#eefadc" draw:opacity="100%"/>
      <style:paragraph-properties fo:text-align="center"/>
      <style:text-properties fo:font-size="17pt" fo:font-weight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size-complex="20pt"/>
    </style:style>
    <style:style style:name="P12" style:family="paragraph">
      <loext:graphic-properties draw:fill-color="#ffd7d7" draw:opacity="100%"/>
      <style:paragraph-properties fo:text-align="center"/>
      <style:text-properties fo:color="#f10d0c" fo:font-size="17pt" fo:font-weight="bold"/>
    </style:style>
    <style:style style:name="P13" style:family="paragraph">
      <style:paragraph-properties fo:line-height="130%" fo:text-align="center"/>
    </style:style>
    <style:style style:name="P14" style:family="paragraph">
      <loext:graphic-properties draw:fill="none" draw:fill-color="#ffffff"/>
      <style:paragraph-properties fo:line-height="130%" fo:text-align="center" style:writing-mode="lr-tb"/>
      <style:text-properties fo:font-size="20pt" fo:font-weight="bold" style:font-size-asian="20pt" style:font-size-complex="20pt"/>
    </style:style>
    <style:style style:name="P15" style:family="paragraph">
      <loext:graphic-properties draw:fill-color="#eeeeee" draw:opacity="100%"/>
      <style:paragraph-properties fo:text-align="center"/>
      <style:text-properties fo:font-size="17pt" fo:font-weight="bold"/>
    </style:style>
    <style:style style:name="P16" style:family="paragraph">
      <loext:graphic-properties draw:fill="none" draw:fill-color="#ffffff"/>
      <style:paragraph-properties fo:text-align="start" style:writing-mode="lr-tb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7" style:family="paragraph">
      <loext:graphic-properties draw:fill="gradient" draw:fill-color="#ffffff" draw:fill-gradient-name="Gradient_20_17"/>
      <style:paragraph-properties fo:text-align="center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-color="#f4f4f4"/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808080" fo:font-size="16pt" fo:font-weight="bold" style:font-size-asian="16pt" style:font-size-complex="16pt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ffffff" fo:font-size="20pt" fo:font-weight="bold" style:font-size-asian="20pt" style:font-size-complex="20pt"/>
    </style:style>
    <style:style style:name="P23" style:family="paragraph">
      <loext:graphic-properties draw:fill-color="#fcedf9" draw:opacity="100%"/>
      <style:paragraph-properties fo:text-align="center"/>
      <style:text-properties fo:font-size="17pt" fo:font-weight="bold"/>
    </style:style>
    <style:style style:name="P24" style:family="paragraph">
      <style:paragraph-properties fo:text-align="center"/>
      <style:text-properties fo:color="#8d1d75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8d1d75" fo:font-size="16pt" fo:font-weight="bold" style:font-size-asian="16pt" style:font-size-complex="16pt"/>
    </style:style>
    <style:style style:name="P26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808080" fo:font-size="14pt" fo:font-weight="normal" style:font-size-asian="14pt" style:font-weight-asian="normal" style:font-size-complex="14pt" style:font-weight-complex="normal"/>
    </style:style>
    <style:style style:name="P28" style:family="paragraph">
      <style:paragraph-properties fo:text-align="start"/>
      <style:text-properties fo:color="#8d1d75"/>
    </style:style>
    <style:style style:name="P29" style:family="paragraph">
      <loext:graphic-properties draw:fill="none" draw:fill-color="#ffffff"/>
      <style:paragraph-properties fo:text-align="start" style:writing-mode="lr-tb"/>
      <style:text-properties fo:color="#8d1d75" fo:font-size="16pt" fo:font-weight="bold" style:font-size-asian="16pt" style:font-size-complex="16pt"/>
    </style:style>
    <style:style style:name="P30" style:family="paragraph">
      <style:paragraph-properties fo:margin-left="0cm" fo:margin-right="0cm" fo:margin-top="0cm" fo:margin-bottom="0cm" fo:line-height="100%" fo:text-align="start" fo:text-indent="0cm"/>
      <style:text-properties fo:color="#8d1d75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666666" fo:font-size="16pt" fo:font-weight="bold" style:font-size-asian="16pt" style:font-size-complex="16pt"/>
    </style:style>
    <style:style style:name="P32" style:family="paragraph">
      <loext:graphic-properties draw:fill="none" draw:fill-color="#ffffff"/>
      <style:paragraph-properties fo:text-align="start" style:writing-mode="lr-tb"/>
      <style:text-properties fo:color="#cccccc" style:font-name="Ubuntu Mono1" fo:font-size="18pt" fo:font-weight="normal" style:font-size-asian="18pt" style:font-weight-asian="normal" style:font-size-complex="18pt" style:font-weight-complex="normal"/>
    </style:style>
    <style:style style:name="P33" style:family="paragraph">
      <loext:graphic-properties draw:fill="none" draw:fill-color="#ffffff"/>
      <style:paragraph-properties fo:text-align="start" style:writing-mode="lr-tb"/>
      <style:text-properties fo:color="#666666" style:font-name="Ubuntu Mono1"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none"/>
      <style:paragraph-properties fo:text-align="center"/>
      <style:text-properties fo:color="#666666"/>
    </style:style>
    <style:style style:name="T1" style:family="text">
      <style:text-properties fo:color="#666666" style:font-name="Ubuntu Mono1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size="20pt" fo:font-weight="bold" style:font-size-asian="20pt" style:font-size-complex="20pt"/>
    </style:style>
    <style:style style:name="T3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fo:color="#808080" fo:font-size="16pt" fo:font-weight="bold" style:font-size-asian="16pt" style:font-size-complex="16pt"/>
    </style:style>
    <style:style style:name="T5" style:family="text">
      <style:text-properties fo:color="#ffffff" fo:font-size="20pt" fo:font-weight="bold" style:font-size-asian="20pt" style:font-size-complex="20pt"/>
    </style:style>
    <style:style style:name="T6" style:family="text">
      <style:text-properties fo:color="#8d1d75" fo:font-size="16pt" fo:font-weight="bold" style:font-size-asian="16pt" style:font-size-complex="16pt"/>
    </style:style>
    <style:style style:name="T7" style:family="text">
      <style:text-properties fo:color="#808080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8d1d75"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color="#8d1d75" fo:font-size="16pt" fo:font-weight="bold" style:font-size-asian="16pt" style:font-weight-asian="normal" style:font-size-complex="16pt" style:font-weight-complex="normal"/>
    </style:style>
    <style:style style:name="T10" style:family="text">
      <style:text-properties fo:font-variant="normal" fo:text-transform="none" fo:color="#8d1d75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666666" fo:font-size="16pt" fo:font-weight="bold" style:font-size-asian="16pt" style:font-size-complex="16pt"/>
    </style:style>
    <style:style style:name="T12" style:family="text">
      <style:text-properties fo:color="#cccccc" style:font-name="Ubuntu Mono1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666666" style:font-name="Ubuntu Mono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13cm" svg:height="1.27cm" svg:x="10.828cm" svg:y="9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2" draw:layer="layout" svg:width="1.367cm" svg:height="0.872cm" draw:transform="skewX (0.135088484104361) rotate (-0.960803753222879) translate (15.3630007308555cm 4.41799962423005cm)" svg:viewBox="0 0 1368 873" svg:d="M0 0c1329-1 1368 873 1368 873">
          <text:p/>
        </draw:path>
        <draw:path draw:style-name="gr2" draw:text-style-name="P2" draw:layer="layout" svg:width="1.367cm" svg:height="0.872cm" draw:transform="skewX (0.135088484104361) rotate (-0.885405529536724) translate (15.3070818205172cm 7.34689471838027cm)" svg:viewBox="0 0 1368 873" svg:d="M0 0c1329-1 1368 873 1368 873">
          <text:p/>
        </draw:path>
        <draw:frame draw:style-name="gr3" draw:text-style-name="P4" draw:layer="layout" svg:width="5.188cm" svg:height="1.016cm" svg:x="15.44cm" svg:y="8.282cm">
          <draw:text-box>
            <text:p text:style-name="P3"><text:span text:style-name="T1">git add &lt;file&gt;</text:span></text:p>
          </draw:text-box>
        </draw:frame>
        <draw:frame draw:style-name="gr4" draw:text-style-name="P6" draw:layer="layout" svg:width="3.918cm" svg:height="1.016cm" svg:x="15.64cm" svg:y="4.674cm">
          <draw:text-box>
            <text:p text:style-name="P5"><text:span text:style-name="T1">git commit</text:span></text:p>
          </draw:text-box>
        </draw:frame>
        <draw:custom-shape draw:style-name="gr5" draw:text-style-name="P7" draw:layer="layout" svg:width="4.313cm" svg:height="2.286cm" svg:x="11.528cm" svg:y="1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28cm" svg:y="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28cm" svg:y="5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38cm" svg:y="5.502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9" draw:text-style-name="P12" draw:layer="layout" svg:width="4.313cm" svg:height="1.154cm" svg:x="10.828cm" svg:y="8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4" draw:layer="layout" svg:width="3.959cm" svg:height="2.297cm" svg:x="11.082cm" svg:y="8.403cm">
          <draw:text-box>
            <text:p text:style-name="P13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2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36cm" svg:y="3.14cm">
          <draw:text-box>
            <text:p text:style-name="P10"><text:span text:style-name="T2">Commits</text:span></text:p>
          </draw:text-box>
        </draw:frame>
        <draw:frame draw:style-name="gr13" draw:text-style-name="P16" draw:layer="layout" svg:width="3.048cm" svg:height="0.878cm" svg:x="7.882cm" svg:y="9.806cm">
          <draw:text-box>
            <text:p text:style-name="P5"><text:span text:style-name="T3">untracked</text:span></text:p>
          </draw:text-box>
        </draw:frame>
        <draw:custom-shape draw:style-name="gr14" draw:text-style-name="P17" draw:layer="layout" svg:width="4.064cm" svg:height="0.254cm" svg:x="10.922cm" svg:y="9.552cm">
          <text:p/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0.922cm" svg:y1="9.652cm" svg:x2="15.088cm" svg:y2="9.652cm">
          <text:p/>
        </draw:line>
        <draw:frame draw:style-name="gr13" draw:text-style-name="P16" draw:layer="layout" svg:width="2.434cm" svg:height="0.878cm" svg:x="8.572cm" svg:y="8.707cm">
          <draw:text-box>
            <text:p text:style-name="P5"><text:span text:style-name="T3">tracked</text:span></text:p>
          </draw:text-box>
        </draw:frame>
        <draw:path draw:style-name="gr16" draw:text-style-name="P2" draw:layer="layout" svg:width="1.376cm" svg:height="0.877cm" draw:transform="skewX (0.127059969545187) rotate (-0.889245253891112) translate (15.421081082919cm 8.84389406744834cm)" svg:viewBox="0 0 1377 878" svg:d="M0 0c1338 1 1377 878 1377 878">
          <text:p/>
        </draw:path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5" draw:text-style-name="P7" draw:layer="layout" svg:width="4.313cm" svg:height="2.286cm" svg:x="11.528cm" svg:y="1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28cm" svg:y="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28cm" svg:y="5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38cm" svg:y="5.502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28cm" svg:y="8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82cm" svg:y="8.703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2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36cm" svg:y="3.14cm">
          <draw:text-box>
            <text:p text:style-name="P10"><text:span text:style-name="T2">Commits</text:span></text:p>
          </draw:text-box>
        </draw:frame>
        <draw:custom-shape draw:style-name="gr20" draw:text-style-name="P19" draw:layer="layout" svg:width="1.016cm" svg:height="0.762cm" svg:x="9.558cm" svg:y="3.3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1" draw:layer="layout" svg:width="2.794cm" svg:height="1.192cm" svg:x="7.018cm" svg:y="3.14cm">
          <draw:text-box>
            <text:p text:style-name="P10"><text:span text:style-name="T2">HEAD</text:span></text:p>
          </draw:text-box>
        </draw:frame>
        <draw:frame draw:style-name="gr13" draw:text-style-name="P20" draw:layer="layout" svg:width="3.556cm" svg:height="0.878cm" svg:x="12.085cm" svg:y="1.202cm">
          <draw:text-box>
            <text:p text:style-name="P10"><text:span text:style-name="T4">HEAD^^</text:span></text:p>
          </draw:text-box>
        </draw:frame>
        <draw:frame draw:style-name="gr12" draw:text-style-name="P20" draw:layer="layout" svg:width="3.556cm" svg:height="1.192cm" svg:x="11.185cm" svg:y="1.802cm">
          <draw:text-box>
            <text:p text:style-name="P10"><text:span text:style-name="T4">HEAD^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5" draw:text-style-name="P7" draw:layer="layout" svg:width="4.313cm" svg:height="2.286cm" svg:x="11.528cm" svg:y="1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28cm" svg:y="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28cm" svg:y="5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38cm" svg:y="5.502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28cm" svg:y="8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82cm" svg:y="8.703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2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36cm" svg:y="3.14cm">
          <draw:text-box>
            <text:p text:style-name="P10"><text:span text:style-name="T2">Commits</text:span></text:p>
          </draw:text-box>
        </draw:frame>
        <draw:frame draw:style-name="gr13" draw:text-style-name="P20" draw:layer="layout" svg:width="3.556cm" svg:height="0.878cm" svg:x="12.085cm" svg:y="1.202cm">
          <draw:text-box>
            <text:p text:style-name="P10"><text:span text:style-name="T4">HEAD^^</text:span></text:p>
          </draw:text-box>
        </draw:frame>
        <draw:frame draw:style-name="gr12" draw:text-style-name="P20" draw:layer="layout" svg:width="3.556cm" svg:height="1.192cm" svg:x="11.185cm" svg:y="1.802cm">
          <draw:text-box>
            <text:p text:style-name="P10"><text:span text:style-name="T4">HEAD^</text:span></text:p>
          </draw:text-box>
        </draw:frame>
        <draw:frame draw:style-name="gr13" draw:text-style-name="P20" draw:layer="layout" svg:width="3.556cm" svg:height="0.878cm" svg:x="10.314cm" svg:y="2.424cm">
          <draw:text-box>
            <text:p text:style-name="P10"><text:span text:style-name="T4">HEAD</text:span></text:p>
          </draw:text-box>
        </draw:frame>
        <draw:frame draw:style-name="gr12" draw:text-style-name="P22" draw:layer="layout" svg:width="2.794cm" svg:height="1.192cm" svg:x="7.018cm" svg:y="3.14cm">
          <draw:text-box>
            <text:p text:style-name="P10"><text:span text:style-name="T5">HEAD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5" draw:text-style-name="P7" draw:layer="layout" svg:width="4.313cm" svg:height="2.286cm" svg:x="11.528cm" svg:y="1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28cm" svg:y="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28cm" svg:y="5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38cm" svg:y="5.502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28cm" svg:y="8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82cm" svg:y="8.703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2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36cm" svg:y="3.44cm">
          <draw:text-box>
            <text:p text:style-name="P10"><text:span text:style-name="T2">Commits</text:span></text:p>
          </draw:text-box>
        </draw:frame>
        <draw:frame draw:style-name="gr12" draw:text-style-name="P22" draw:layer="layout" svg:width="2.794cm" svg:height="1.192cm" svg:x="7.018cm" svg:y="3.14cm">
          <draw:text-box>
            <text:p text:style-name="P10"><text:span text:style-name="T5">HEAD</text:span></text:p>
          </draw:text-box>
        </draw:frame>
        <draw:custom-shape draw:style-name="gr21" draw:text-style-name="P23" draw:layer="layout" svg:width="1.843cm" svg:height="0.739cm" svg:x="10.957cm" svg:y="2.6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5" draw:layer="layout" svg:width="2.178cm" svg:height="0.878cm" svg:x="10.812cm" svg:y="2.628cm">
          <draw:text-box>
            <text:p text:style-name="P24"><text:span text:style-name="T6">HEAD</text:span></text:p>
          </draw:text-box>
        </draw:frame>
        <draw:frame draw:style-name="gr13" draw:text-style-name="P27" draw:layer="layout" svg:width="2.431cm" svg:height="0.878cm" svg:x="12.744cm" svg:y="2.448cm">
          <draw:text-box>
            <text:p text:style-name="P26"><text:span text:style-name="T7">4dce25f</text:span></text:p>
          </draw:text-box>
        </draw:frame>
        <draw:frame draw:style-name="gr13" draw:text-style-name="P27" draw:layer="layout" svg:width="2.431cm" svg:height="0.878cm" svg:x="13.045cm" svg:y="1.848cm">
          <draw:text-box>
            <text:p text:style-name="P26"><text:span text:style-name="T7">0656fe9</text:span></text:p>
          </draw:text-box>
        </draw:frame>
        <draw:frame draw:style-name="gr13" draw:text-style-name="P27" draw:layer="layout" svg:width="2.431cm" svg:height="0.878cm" svg:x="13.446cm" svg:y="1.248cm">
          <draw:text-box>
            <text:p text:style-name="P26"><text:span text:style-name="T7">dab0dc4</text:span></text:p>
          </draw:text-box>
        </draw:frame>
        <presentation:notes draw:style-name="dp1">
          <draw:page-thumbnail draw:style-name="gr17" draw:layer="layout" svg:width="18.624cm" svg:height="10.476cm" svg:x="1.482cm" svg:y="2.123cm" draw:page-number="4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5" draw:text-style-name="P7" draw:layer="layout" svg:width="4.313cm" svg:height="2.286cm" svg:x="12.128cm" svg:y="4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.313cm" svg:height="2.286cm" svg:x="11.628cm" svg:y="4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28cm" svg:y="5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4.313cm" svg:height="2.286cm" svg:x="10.828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36cm" svg:y="6.94cm">
          <draw:text-box>
            <text:p text:style-name="P10"><text:span text:style-name="T2">Commits</text:span></text:p>
          </draw:text-box>
        </draw:frame>
        <draw:custom-shape draw:style-name="gr21" draw:text-style-name="P23" draw:layer="layout" svg:width="1.843cm" svg:height="0.739cm" svg:x="10.957cm" svg:y="6.1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5" draw:layer="layout" svg:width="2.178cm" svg:height="0.878cm" svg:x="10.812cm" svg:y="6.128cm">
          <draw:text-box>
            <text:p text:style-name="P24"><text:span text:style-name="T6">HEAD</text:span></text:p>
          </draw:text-box>
        </draw:frame>
        <draw:frame draw:style-name="gr13" draw:text-style-name="P27" draw:layer="layout" svg:width="2.431cm" svg:height="0.878cm" svg:x="12.744cm" svg:y="5.948cm">
          <draw:text-box>
            <text:p text:style-name="P26"><text:span text:style-name="T7">4dce25f</text:span></text:p>
          </draw:text-box>
        </draw:frame>
        <draw:frame draw:style-name="gr13" draw:text-style-name="P27" draw:layer="layout" svg:width="2.431cm" svg:height="0.878cm" svg:x="13.045cm" svg:y="5.348cm">
          <draw:text-box>
            <text:p text:style-name="P26"><text:span text:style-name="T7">0656fe9</text:span></text:p>
          </draw:text-box>
        </draw:frame>
        <draw:frame draw:style-name="gr13" draw:text-style-name="P27" draw:layer="layout" svg:width="2.431cm" svg:height="0.878cm" svg:x="13.446cm" svg:y="4.748cm">
          <draw:text-box>
            <text:p text:style-name="P26"><text:span text:style-name="T7">dab0dc4</text:span></text:p>
          </draw:text-box>
        </draw:frame>
        <draw:frame draw:style-name="gr22" draw:text-style-name="P29" draw:layer="layout" svg:width="2.76cm" svg:height="0.906cm" svg:x="7.417cm" svg:y="5.278cm">
          <draw:text-box>
            <text:p text:style-name="P28"><text:span text:style-name="T8">HEAD</text:span><text:span text:style-name="T6">^</text:span></text:p>
          </draw:text-box>
        </draw:frame>
        <draw:frame draw:style-name="gr22" draw:text-style-name="P29" draw:layer="layout" svg:width="2.76cm" svg:height="0.906cm" svg:x="7.417cm" svg:y="4.66cm">
          <draw:text-box>
            <text:p text:style-name="P28"><text:span text:style-name="T8">HEAD</text:span><text:span text:style-name="T6">^^</text:span></text:p>
          </draw:text-box>
        </draw:frame>
        <draw:frame draw:style-name="gr13" draw:text-style-name="P27" draw:layer="layout" svg:width="2.431cm" svg:height="0.878cm" svg:x="14.11cm" svg:y="4.167cm">
          <draw:text-box>
            <text:p text:style-name="P26"><text:span text:style-name="T7">c07c2f4</text:span></text:p>
          </draw:text-box>
        </draw:frame>
        <draw:frame draw:style-name="gr23" draw:text-style-name="P29" draw:layer="layout" svg:width="3.133cm" svg:height="0.878cm" svg:x="7.427cm" svg:y="4.075cm">
          <draw:text-box>
            <text:p text:style-name="P28"><text:span text:style-name="T8">HEAD</text:span><text:span text:style-name="T6">^^^</text:span></text:p>
          </draw:text-box>
        </draw:frame>
        <draw:line draw:style-name="gr24" draw:text-style-name="P2" draw:layer="layout" svg:x1="9.795cm" svg:y1="5.748cm" svg:x2="10.977cm" svg:y2="5.748cm">
          <text:p/>
        </draw:line>
        <draw:line draw:style-name="gr24" draw:text-style-name="P2" draw:layer="layout" svg:x1="10.095cm" svg:y1="5.148cm" svg:x2="11.277cm" svg:y2="5.148cm">
          <text:p/>
        </draw:line>
        <draw:line draw:style-name="gr24" draw:text-style-name="P2" draw:layer="layout" svg:x1="10.595cm" svg:y1="4.548cm" svg:x2="11.777cm" svg:y2="4.548cm">
          <text:p/>
        </draw:line>
        <draw:frame draw:style-name="gr22" draw:text-style-name="P29" draw:layer="layout" svg:width="2.76cm" svg:height="0.906cm" svg:x="18.622cm" svg:y="5.379cm">
          <draw:text-box>
            <text:p text:style-name="P28"><text:span text:style-name="T8">HEAD</text:span><text:span text:style-name="T9">~1</text:span></text:p>
          </draw:text-box>
        </draw:frame>
        <draw:frame draw:style-name="gr22" draw:text-style-name="P29" draw:layer="layout" svg:width="2.76cm" svg:height="0.906cm" svg:x="18.622cm" svg:y="4.761cm">
          <draw:text-box>
            <text:p text:style-name="P30"><text:span text:style-name="T10">HEAD</text:span><text:span text:style-name="T9">~2</text:span></text:p>
          </draw:text-box>
        </draw:frame>
        <draw:frame draw:style-name="gr23" draw:text-style-name="P29" draw:layer="layout" svg:width="3.133cm" svg:height="0.878cm" svg:x="18.632cm" svg:y="4.176cm">
          <draw:text-box>
            <text:p text:style-name="P30"><text:span text:style-name="T10">HEAD</text:span><text:span text:style-name="T9">~3</text:span></text:p>
          </draw:text-box>
        </draw:frame>
        <draw:line draw:style-name="gr24" draw:text-style-name="P2" draw:layer="layout" svg:x1="16.7cm" svg:y1="5.749cm" svg:x2="17.882cm" svg:y2="5.749cm">
          <text:p/>
        </draw:line>
        <draw:line draw:style-name="gr24" draw:text-style-name="P2" draw:layer="layout" svg:x1="17cm" svg:y1="5.149cm" svg:x2="18.182cm" svg:y2="5.149cm">
          <text:p/>
        </draw:line>
        <draw:line draw:style-name="gr24" draw:text-style-name="P2" draw:layer="layout" svg:x1="17.5cm" svg:y1="4.549cm" svg:x2="18.682cm" svg:y2="4.549cm">
          <text:p/>
        </draw:line>
        <presentation:notes draw:style-name="dp1">
          <draw:page-thumbnail draw:style-name="gr17" draw:layer="layout" svg:width="18.624cm" svg:height="10.476cm" svg:x="1.482cm" svg:y="2.123cm" draw:page-number="5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path draw:style-name="gr2" draw:text-style-name="P2" draw:layer="layout" svg:width="1.367cm" svg:height="0.872cm" draw:transform="skewX (0.135088484104361) rotate (-0.960803753222879) translate (15.3630007308555cm 4.41799962423005cm)" svg:viewBox="0 0 1368 873" svg:d="M0 0c1329-1 1368 873 1368 873">
          <text:p/>
        </draw:path>
        <draw:path draw:style-name="gr2" draw:text-style-name="P2" draw:layer="layout" svg:width="1.367cm" svg:height="0.872cm" draw:transform="skewX (0.135088484104361) rotate (-0.885405529536724) translate (15.3070818205172cm 7.34689471838027cm)" svg:viewBox="0 0 1368 873" svg:d="M0 0c1329-1 1368 873 1368 873">
          <text:p/>
        </draw:path>
        <draw:frame draw:style-name="gr3" draw:text-style-name="P4" draw:layer="layout" svg:width="5.188cm" svg:height="1.016cm" svg:x="15.34cm" svg:y="7.574cm">
          <draw:text-box>
            <text:p text:style-name="P3"><text:span text:style-name="T1">git add &lt;file&gt;</text:span></text:p>
          </draw:text-box>
        </draw:frame>
        <draw:frame draw:style-name="gr4" draw:text-style-name="P6" draw:layer="layout" svg:width="3.918cm" svg:height="1.016cm" svg:x="15.64cm" svg:y="4.674cm">
          <draw:text-box>
            <text:p text:style-name="P5"><text:span text:style-name="T1">git commit</text:span></text:p>
          </draw:text-box>
        </draw:frame>
        <draw:custom-shape draw:style-name="gr5" draw:text-style-name="P7" draw:layer="layout" svg:width="4.313cm" svg:height="2.286cm" svg:x="11.528cm" svg:y="1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28cm" svg:y="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28cm" svg:y="5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38cm" svg:y="5.502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28cm" svg:y="8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82cm" svg:y="8.703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2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36cm" svg:y="3.14cm">
          <draw:text-box>
            <text:p text:style-name="P10"><text:span text:style-name="T2">Commits</text:span></text:p>
          </draw:text-box>
        </draw:frame>
        <draw:frame draw:style-name="gr12" draw:text-style-name="P20" draw:layer="layout" svg:width="3.556cm" svg:height="1.192cm" svg:x="11.185cm" svg:y="1.802cm">
          <draw:text-box>
            <text:p text:style-name="P10"><text:span text:style-name="T4">HEAD^</text:span></text:p>
          </draw:text-box>
        </draw:frame>
        <draw:frame draw:style-name="gr13" draw:text-style-name="P20" draw:layer="layout" svg:width="3.556cm" svg:height="0.878cm" svg:x="12.085cm" svg:y="1.202cm">
          <draw:text-box>
            <text:p text:style-name="P10"><text:span text:style-name="T4">HEAD^^</text:span></text:p>
          </draw:text-box>
        </draw:frame>
        <draw:frame draw:style-name="gr13" draw:text-style-name="P20" draw:layer="layout" svg:width="3.556cm" svg:height="0.878cm" svg:x="10.314cm" svg:y="2.424cm">
          <draw:text-box>
            <text:p text:style-name="P10"><text:span text:style-name="T4">HEAD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6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path draw:style-name="gr2" draw:text-style-name="P2" draw:layer="layout" svg:width="1.367cm" svg:height="0.872cm" draw:transform="skewX (0.135088484104361) rotate (-0.960803753222879) translate (15.3630007308555cm 4.41799962423005cm)" svg:viewBox="0 0 1368 873" svg:d="M0 0c1329-1 1368 873 1368 873">
          <text:p/>
        </draw:path>
        <draw:path draw:style-name="gr2" draw:text-style-name="P2" draw:layer="layout" svg:width="1.367cm" svg:height="0.872cm" draw:transform="skewX (0.135088484104361) rotate (-0.885405529536724) translate (15.3070818205172cm 7.34689471838027cm)" svg:viewBox="0 0 1368 873" svg:d="M0 0c1329-1 1368 873 1368 873">
          <text:p/>
        </draw:path>
        <draw:frame draw:style-name="gr3" draw:text-style-name="P4" draw:layer="layout" svg:width="5.188cm" svg:height="1.016cm" svg:x="15.34cm" svg:y="7.574cm">
          <draw:text-box>
            <text:p text:style-name="P3"><text:span text:style-name="T1">git add &lt;file&gt;</text:span></text:p>
          </draw:text-box>
        </draw:frame>
        <draw:frame draw:style-name="gr4" draw:text-style-name="P6" draw:layer="layout" svg:width="3.918cm" svg:height="1.016cm" svg:x="15.64cm" svg:y="4.674cm">
          <draw:text-box>
            <text:p text:style-name="P5"><text:span text:style-name="T1">git commit</text:span></text:p>
          </draw:text-box>
        </draw:frame>
        <draw:custom-shape draw:style-name="gr7" draw:text-style-name="P9" draw:layer="layout" svg:width="4.313cm" svg:height="2.286cm" svg:x="10.828cm" svg:y="5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38cm" svg:y="5.502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28cm" svg:y="8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82cm" svg:y="8.703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frame draw:style-name="gr25" draw:text-style-name="P6" draw:layer="layout" svg:width="7.884cm" svg:height="1.665cm" svg:x="2.606cm" svg:y="4.586cm">
          <draw:text-box>
            <text:p text:style-name="P5"><text:span text:style-name="T1">git reset [HEAD] &lt;file&gt;</text:span></text:p>
          </draw:text-box>
        </draw:frame>
        <draw:frame draw:style-name="gr3" draw:text-style-name="P6" draw:layer="layout" svg:width="8.566cm" svg:height="1.016cm" svg:x="2.93cm" svg:y="7.588cm">
          <draw:text-box>
            <text:p text:style-name="P5"><text:span text:style-name="T1">git checkout -- &lt;file&gt;</text:span></text:p>
          </draw:text-box>
        </draw:frame>
        <draw:path draw:style-name="gr2" draw:text-style-name="P2" draw:layer="layout" svg:width="1.367cm" svg:height="0.872cm" draw:transform="skewX (0.135088484104361) rotate (2.13994819587025) translate (10.6390484805844cm 5.88132589118374cm)" svg:viewBox="0 0 1368 873" svg:d="M0 0c1329-1 1368 873 1368 873">
          <text:p/>
        </draw:path>
        <draw:path draw:style-name="gr2" draw:text-style-name="P2" draw:layer="layout" svg:width="1.367cm" svg:height="0.872cm" draw:transform="skewX (0.135088484104361) rotate (2.13994819587025) translate (10.6400484805844cm 8.86832589118374cm)" svg:viewBox="0 0 1368 873" svg:d="M0 0c1329-1 1368 873 1368 873">
          <text:p/>
        </draw:path>
        <draw:custom-shape draw:style-name="gr5" draw:text-style-name="P7" draw:layer="layout" svg:width="4.313cm" svg:height="2.286cm" svg:x="11.538cm" svg:y="1.4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38cm" svg:y="1.9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4.313cm" svg:height="2.286cm" svg:x="10.838cm" svg:y="2.5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46cm" svg:y="3.154cm">
          <draw:text-box>
            <text:p text:style-name="P10"><text:span text:style-name="T2">Commits</text:span></text:p>
          </draw:text-box>
        </draw:frame>
        <draw:frame draw:style-name="gr12" draw:text-style-name="P20" draw:layer="layout" svg:width="3.556cm" svg:height="1.192cm" svg:x="11.195cm" svg:y="1.816cm">
          <draw:text-box>
            <text:p text:style-name="P10"><text:span text:style-name="T4">HEAD^</text:span></text:p>
          </draw:text-box>
        </draw:frame>
        <draw:frame draw:style-name="gr13" draw:text-style-name="P20" draw:layer="layout" svg:width="3.556cm" svg:height="0.878cm" svg:x="12.095cm" svg:y="1.216cm">
          <draw:text-box>
            <text:p text:style-name="P10"><text:span text:style-name="T4">HEAD^^</text:span></text:p>
          </draw:text-box>
        </draw:frame>
        <draw:frame draw:style-name="gr13" draw:text-style-name="P20" draw:layer="layout" svg:width="3.556cm" svg:height="0.878cm" svg:x="10.324cm" svg:y="2.438cm">
          <draw:text-box>
            <text:p text:style-name="P10"><text:span text:style-name="T4">HEAD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7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5" draw:text-style-name="P7" draw:layer="layout" svg:width="4.313cm" svg:height="2.286cm" svg:x="11.514cm" svg:y="1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14cm" svg:y="1.8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14cm" svg:y="5.3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24cm" svg:y="5.488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14cm" svg:y="8.4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68cm" svg:y="8.689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14cm" svg:y="2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22cm" svg:y="3.126cm">
          <draw:text-box>
            <text:p text:style-name="P10"><text:span text:style-name="T2">Commits</text:span></text:p>
          </draw:text-box>
        </draw:frame>
        <draw:frame draw:style-name="gr3" draw:text-style-name="P6" draw:layer="layout" svg:width="8.566cm" svg:height="1.016cm" svg:x="2.916cm" svg:y="7.574cm">
          <draw:text-box>
            <text:p text:style-name="P5"><text:span text:style-name="T1">git checkout -- &lt;file&gt;</text:span></text:p>
          </draw:text-box>
        </draw:frame>
        <draw:path draw:style-name="gr2" draw:text-style-name="P2" draw:layer="layout" svg:width="1.367cm" svg:height="0.872cm" draw:transform="skewX (0.135088484104361) rotate (2.13994819587025) translate (10.6250484805844cm 5.86732589118374cm)" svg:viewBox="0 0 1368 873" svg:d="M0 0c1329-1 1368 873 1368 873">
          <text:p/>
        </draw:path>
        <draw:path draw:style-name="gr2" draw:text-style-name="P2" draw:layer="layout" svg:width="1.367cm" svg:height="0.872cm" draw:transform="skewX (0.135088484104361) rotate (2.13994819587025) translate (10.6260484805844cm 8.85432589118375cm)" svg:viewBox="0 0 1368 873" svg:d="M0 0c1329-1 1368 873 1368 873">
          <text:p/>
        </draw:path>
        <draw:frame draw:style-name="gr12" draw:text-style-name="P31" draw:layer="layout" svg:width="3.556cm" svg:height="1.192cm" svg:x="11.471cm" svg:y="1.788cm">
          <draw:text-box>
            <text:p text:style-name="P10"><text:span text:style-name="T11">HEAD^</text:span></text:p>
          </draw:text-box>
        </draw:frame>
        <draw:frame draw:style-name="gr12" draw:text-style-name="P31" draw:layer="layout" svg:width="3.556cm" svg:height="1.192cm" svg:x="12.071cm" svg:y="1.188cm">
          <draw:text-box>
            <text:p text:style-name="P10"><text:span text:style-name="T11">HEAD^^</text:span></text:p>
          </draw:text-box>
        </draw:frame>
        <draw:path draw:style-name="gr2" draw:text-style-name="P2" draw:layer="layout" svg:width="1.367cm" svg:height="0.874cm" draw:transform="skewX (-0.136484747505957) rotate (-2.14134445927184) translate (16.2288371950601cm 5.04294968553756cm)" svg:viewBox="0 0 1368 875" svg:d="M1368 0c-1329 1-1368 875-1368 875">
          <text:p/>
        </draw:path>
        <draw:path draw:style-name="gr2" draw:text-style-name="P2" draw:layer="layout" svg:width="3.722cm" svg:height="2.186cm" draw:transform="skewX (0.00942477796076931) rotate (-2.06507357095969) translate (17.3434638266684cm 5.71330909900348cm)" svg:viewBox="0 0 3723 2187" svg:d="M3723 0c-3616 1-3723 2187-3723 2187">
          <text:p/>
        </draw:path>
        <draw:frame draw:style-name="gr3" draw:text-style-name="P6" draw:layer="layout" svg:width="9.19cm" svg:height="1.016cm" svg:x="16.21cm" svg:y="6.096cm">
          <draw:text-box>
            <text:p text:style-name="P5"><text:span text:style-name="T1">git checkout HEAD -- &lt;file&gt;</text:span></text:p>
          </draw:text-box>
        </draw:frame>
        <draw:frame draw:style-name="gr25" draw:text-style-name="P6" draw:layer="layout" svg:width="7.884cm" svg:height="1.665cm" svg:x="2.606cm" svg:y="4.587cm">
          <draw:text-box>
            <text:p text:style-name="P5"><text:span text:style-name="T1">git reset [HEAD] &lt;file&gt;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8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5" draw:text-style-name="P7" draw:layer="layout" svg:width="4.313cm" svg:height="2.286cm" svg:x="11.514cm" svg:y="1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14cm" svg:y="1.8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14cm" svg:y="5.3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24cm" svg:y="5.488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14cm" svg:y="8.4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68cm" svg:y="8.689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14cm" svg:y="2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22cm" svg:y="3.126cm">
          <draw:text-box>
            <text:p text:style-name="P10"><text:span text:style-name="T2">Commits</text:span></text:p>
          </draw:text-box>
        </draw:frame>
        <draw:frame draw:style-name="gr3" draw:text-style-name="P32" draw:layer="layout" svg:width="8.566cm" svg:height="1.016cm" svg:x="2.916cm" svg:y="7.574cm">
          <draw:text-box>
            <text:p text:style-name="P5"><text:span text:style-name="T12">git checkout -- &lt;file&gt;</text:span></text:p>
          </draw:text-box>
        </draw:frame>
        <draw:path draw:style-name="gr26" draw:text-style-name="P2" draw:layer="layout" svg:width="1.367cm" svg:height="0.872cm" draw:transform="skewX (0.135088484104361) rotate (2.13994819587025) translate (10.6250484805844cm 5.86732589118374cm)" svg:viewBox="0 0 1368 873" svg:d="M0 0c1329-1 1368 873 1368 873">
          <text:p/>
        </draw:path>
        <draw:path draw:style-name="gr27" draw:text-style-name="P2" draw:layer="layout" svg:width="1.367cm" svg:height="0.872cm" draw:transform="skewX (0.135088484104361) rotate (2.13994819587025) translate (10.6260484805844cm 8.85432589118375cm)" svg:viewBox="0 0 1368 873" svg:d="M0 0c1329-1 1368 873 1368 873">
          <text:p/>
        </draw:path>
        <draw:frame draw:style-name="gr12" draw:text-style-name="P31" draw:layer="layout" svg:width="3.556cm" svg:height="1.192cm" svg:x="11.471cm" svg:y="1.788cm">
          <draw:text-box>
            <text:p text:style-name="P10"><text:span text:style-name="T11">HEAD^</text:span></text:p>
          </draw:text-box>
        </draw:frame>
        <draw:frame draw:style-name="gr12" draw:text-style-name="P31" draw:layer="layout" svg:width="3.556cm" svg:height="1.192cm" svg:x="12.071cm" svg:y="1.188cm">
          <draw:text-box>
            <text:p text:style-name="P10"><text:span text:style-name="T11">HEAD^^</text:span></text:p>
          </draw:text-box>
        </draw:frame>
        <draw:path draw:style-name="gr27" draw:text-style-name="P2" draw:layer="layout" svg:width="1.367cm" svg:height="0.874cm" draw:transform="skewX (-0.136484747505957) rotate (-2.14134445927184) translate (16.2288371950601cm 5.04294968553756cm)" svg:viewBox="0 0 1368 875" svg:d="M1368 0c-1329 1-1368 875-1368 875">
          <text:p/>
        </draw:path>
        <draw:path draw:style-name="gr27" draw:text-style-name="P2" draw:layer="layout" svg:width="3.722cm" svg:height="2.186cm" draw:transform="skewX (0.00942477796076931) rotate (-2.06507357095969) translate (17.3434638266684cm 5.71330909900348cm)" svg:viewBox="0 0 3723 2187" svg:d="M3723 0c-3616 1-3723 2187-3723 2187">
          <text:p/>
        </draw:path>
        <draw:frame draw:style-name="gr3" draw:text-style-name="P32" draw:layer="layout" svg:width="9.19cm" svg:height="1.016cm" svg:x="16.21cm" svg:y="6.096cm">
          <draw:text-box>
            <text:p text:style-name="P5"><text:span text:style-name="T12">git checkout HEAD -- &lt;file&gt;</text:span></text:p>
          </draw:text-box>
        </draw:frame>
        <draw:frame draw:style-name="gr25" draw:text-style-name="P33" draw:layer="layout" svg:width="7.884cm" svg:height="1.665cm" svg:x="2.606cm" svg:y="4.587cm">
          <draw:text-box>
            <text:p text:style-name="P5"><text:span text:style-name="T13">git reset [HEAD] &lt;file&gt;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9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5" draw:text-style-name="P7" draw:layer="layout" svg:width="4.313cm" svg:height="2.286cm" svg:x="11.514cm" svg:y="1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14cm" svg:y="1.8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14cm" svg:y="5.3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24cm" svg:y="5.488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14cm" svg:y="8.4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68cm" svg:y="8.689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14cm" svg:y="2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22cm" svg:y="3.126cm">
          <draw:text-box>
            <text:p text:style-name="P10"><text:span text:style-name="T2">Commits</text:span></text:p>
          </draw:text-box>
        </draw:frame>
        <draw:frame draw:style-name="gr3" draw:text-style-name="P33" draw:layer="layout" svg:width="8.566cm" svg:height="1.016cm" svg:x="2.916cm" svg:y="7.574cm">
          <draw:text-box>
            <text:p text:style-name="P5"><text:span text:style-name="T13">git checkout -- &lt;file&gt;</text:span></text:p>
          </draw:text-box>
        </draw:frame>
        <draw:path draw:style-name="gr27" draw:text-style-name="P2" draw:layer="layout" svg:width="1.367cm" svg:height="0.872cm" draw:transform="skewX (0.135088484104361) rotate (2.13994819587025) translate (10.6250484805844cm 5.86732589118374cm)" svg:viewBox="0 0 1368 873" svg:d="M0 0c1329-1 1368 873 1368 873">
          <text:p/>
        </draw:path>
        <draw:path draw:style-name="gr26" draw:text-style-name="P2" draw:layer="layout" svg:width="1.367cm" svg:height="0.872cm" draw:transform="skewX (0.135088484104361) rotate (2.13994819587025) translate (10.6260484805844cm 8.85432589118375cm)" svg:viewBox="0 0 1368 873" svg:d="M0 0c1329-1 1368 873 1368 873">
          <text:p/>
        </draw:path>
        <draw:frame draw:style-name="gr12" draw:text-style-name="P31" draw:layer="layout" svg:width="3.556cm" svg:height="1.192cm" svg:x="11.471cm" svg:y="1.788cm">
          <draw:text-box>
            <text:p text:style-name="P10"><text:span text:style-name="T11">HEAD^</text:span></text:p>
          </draw:text-box>
        </draw:frame>
        <draw:frame draw:style-name="gr12" draw:text-style-name="P31" draw:layer="layout" svg:width="3.556cm" svg:height="1.192cm" svg:x="12.071cm" svg:y="1.188cm">
          <draw:text-box>
            <text:p text:style-name="P10"><text:span text:style-name="T11">HEAD^^</text:span></text:p>
          </draw:text-box>
        </draw:frame>
        <draw:path draw:style-name="gr27" draw:text-style-name="P2" draw:layer="layout" svg:width="1.367cm" svg:height="0.874cm" draw:transform="skewX (-0.136484747505957) rotate (-2.14134445927184) translate (16.2288371950601cm 5.04294968553756cm)" svg:viewBox="0 0 1368 875" svg:d="M1368 0c-1329 1-1368 875-1368 875">
          <text:p/>
        </draw:path>
        <draw:path draw:style-name="gr27" draw:text-style-name="P2" draw:layer="layout" svg:width="3.722cm" svg:height="2.186cm" draw:transform="skewX (0.00942477796076931) rotate (-2.06507357095969) translate (17.3434638266684cm 5.71330909900348cm)" svg:viewBox="0 0 3723 2187" svg:d="M3723 0c-3616 1-3723 2187-3723 2187">
          <text:p/>
        </draw:path>
        <draw:frame draw:style-name="gr3" draw:text-style-name="P32" draw:layer="layout" svg:width="9.19cm" svg:height="1.016cm" svg:x="16.21cm" svg:y="6.096cm">
          <draw:text-box>
            <text:p text:style-name="P5"><text:span text:style-name="T12">git checkout HEAD -- &lt;file&gt;</text:span></text:p>
          </draw:text-box>
        </draw:frame>
        <draw:frame draw:style-name="gr25" draw:text-style-name="P32" draw:layer="layout" svg:width="7.884cm" svg:height="1.665cm" svg:x="2.606cm" svg:y="4.587cm">
          <draw:text-box>
            <text:p text:style-name="P5"><text:span text:style-name="T12">git reset [HEAD] &lt;file&gt;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10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5" draw:text-style-name="P7" draw:layer="layout" svg:width="4.313cm" svg:height="2.286cm" svg:x="11.514cm" svg:y="1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14cm" svg:y="1.8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14cm" svg:y="5.3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24cm" svg:y="5.488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14cm" svg:y="8.4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68cm" svg:y="8.689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14cm" svg:y="2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22cm" svg:y="3.126cm">
          <draw:text-box>
            <text:p text:style-name="P10"><text:span text:style-name="T2">Commits</text:span></text:p>
          </draw:text-box>
        </draw:frame>
        <draw:path draw:style-name="gr27" draw:text-style-name="P2" draw:layer="layout" svg:width="1.367cm" svg:height="0.872cm" draw:transform="skewX (0.135088484104361) rotate (2.13994819587025) translate (10.6250484805844cm 5.86732589118374cm)" svg:viewBox="0 0 1368 873" svg:d="M0 0c1329-1 1368 873 1368 873">
          <text:p/>
        </draw:path>
        <draw:frame draw:style-name="gr12" draw:text-style-name="P31" draw:layer="layout" svg:width="3.556cm" svg:height="1.192cm" svg:x="11.471cm" svg:y="1.788cm">
          <draw:text-box>
            <text:p text:style-name="P10"><text:span text:style-name="T11">HEAD^</text:span></text:p>
          </draw:text-box>
        </draw:frame>
        <draw:frame draw:style-name="gr12" draw:text-style-name="P31" draw:layer="layout" svg:width="3.556cm" svg:height="1.192cm" svg:x="12.071cm" svg:y="1.188cm">
          <draw:text-box>
            <text:p text:style-name="P10"><text:span text:style-name="T11">HEAD^^</text:span></text:p>
          </draw:text-box>
        </draw:frame>
        <draw:path draw:style-name="gr26" draw:text-style-name="P34" draw:layer="layout" svg:width="1.367cm" svg:height="0.874cm" draw:transform="skewX (-0.136484747505957) rotate (-2.14134445927184) translate (16.2288371950601cm 5.04294968553756cm)" svg:viewBox="0 0 1368 875" svg:d="M1368 0c-1329 1-1368 875-1368 875">
          <text:p/>
        </draw:path>
        <draw:path draw:style-name="gr26" draw:text-style-name="P34" draw:layer="layout" svg:width="3.722cm" svg:height="2.186cm" draw:transform="skewX (0.00942477796076931) rotate (-2.06507357095969) translate (17.3434638266684cm 5.71330909900348cm)" svg:viewBox="0 0 3723 2187" svg:d="M3723 0c-3616 1-3723 2187-3723 2187">
          <text:p/>
        </draw:path>
        <draw:frame draw:style-name="gr3" draw:text-style-name="P33" draw:layer="layout" svg:width="9.19cm" svg:height="1.016cm" svg:x="16.21cm" svg:y="6.096cm">
          <draw:text-box>
            <text:p text:style-name="P5"><text:span text:style-name="T13">git checkout HEAD -- &lt;file&gt;</text:span></text:p>
          </draw:text-box>
        </draw:frame>
        <draw:frame draw:style-name="gr25" draw:text-style-name="P32" draw:layer="layout" svg:width="7.884cm" svg:height="1.665cm" svg:x="2.606cm" svg:y="4.587cm">
          <draw:text-box>
            <text:p text:style-name="P5"><text:span text:style-name="T12">git reset [HEAD] &lt;file&gt;</text:span></text:p>
          </draw:text-box>
        </draw:frame>
        <draw:frame draw:style-name="gr3" draw:text-style-name="P32" draw:layer="layout" svg:width="8.566cm" svg:height="1.016cm" svg:x="2.916cm" svg:y="7.562cm">
          <draw:text-box>
            <text:p text:style-name="P5"><text:span text:style-name="T12">git checkout -- &lt;file&gt;</text:span></text:p>
          </draw:text-box>
        </draw:frame>
        <draw:path draw:style-name="gr27" draw:text-style-name="P2" draw:layer="layout" svg:width="1.367cm" svg:height="0.872cm" draw:transform="skewX (0.135088484104361) rotate (2.13994819587025) translate (10.6260484805844cm 8.84232589118375cm)" svg:viewBox="0 0 1368 873" svg:d="M0 0c1329-1 1368 873 1368 873">
          <text:p/>
        </draw:path>
        <presentation:notes draw:style-name="dp2">
          <draw:page-thumbnail draw:style-name="gr17" draw:layer="layout" svg:width="18.624cm" svg:height="10.476cm" svg:x="1.482cm" svg:y="2.123cm" draw:page-number="1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7" draw:display-name="Gradient 17" draw:style="linear" draw:start-color="#fef1f1" draw:end-color="#ffd7d7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17:32:52.318860239</meta:creation-date>
    <dc:title>jelmer_base</dc:title>
    <meta:editing-duration>PT2H38M51S</meta:editing-duration>
    <meta:editing-cycles>12</meta:editing-cycles>
    <meta:generator>LibreOffice/6.4.6.2$Linux_X86_64 LibreOffice_project/40$Build-2</meta:generator>
    <meta:initial-creator>Jelmer Poelstra</meta:initial-creator>
    <dc:date>2021-01-23T20:09:47.651382830</dc:date>
    <dc:creator>Jelmer Poelstra</dc:creator>
    <meta:document-statistic meta:object-count="224"/>
  </office:meta>
</office:document-meta>
</file>